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194a4" officeooo:paragraph-rsid="001194a4"/>
    </style:style>
    <style:style style:name="P2" style:family="paragraph" style:parent-style-name="Text_20_body">
      <style:text-properties officeooo:rsid="001194a4" officeooo:paragraph-rsid="0012b524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b5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Primero: Mayor</text:span></text:h>
      <text:p text:style-name="P2">Inicio<text:line-break/><text:tab/>Preguntar <text:span text:style-name="T2">numero1</text:span><text:line-break/><text:tab/>Preguntar <text:span text:style-name="T2">numero2</text:span><text:line-break/><text:tab/>Si numero1 igual a numero2<text:line-break/><text:tab/><text:tab/><text:span text:style-name="T2">Mostrar mensaje “Los números introducidos son iguales”.<text:line-break/><text:tab/>Caso contrario<text:line-break/><text:tab/><text:tab/>Si numero1&gt;numero2<text:line-break/><text:tab/><text:tab/><text:tab/>Mostrar numero1<text:line-break/><text:tab/><text:tab/>Caso contrario<text:line-break/><text:tab/><text:tab/><text:tab/>Mostrar numero2</text:span></text:p>
      <text:p text:style-name="P2"><text:tab/><text:tab/><text:span text:style-name="T2">Fin_si</text:span></text:p>
      <text:p text:style-name="P2"><text:tab/><text:span text:style-name="T2">Fin_si</text:span><text:line-break/>Fin</text:p>
      <text:p text:style-name="P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h text:style-name="Heading_20_2" text:outline-level="2">Tema 1: Desarrollo de Software.<text:tab/><text:tab/>Boletín 1: Pseudocódigo I</text:h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29T11:56:58.787000000</meta:creation-date>
    <dc:date>2022-09-29T12:12:34.194000000</dc:date>
    <meta:editing-duration>PT9S</meta:editing-duration>
    <meta:editing-cycles>1</meta:editing-cycles>
    <meta:document-statistic meta:table-count="0" meta:image-count="0" meta:object-count="0" meta:page-count="1" meta:paragraph-count="5" meta:word-count="41" meta:character-count="313" meta:non-whitespace-character-count="257"/>
    <meta:generator>LibreOffice/7.3.6.2$Windows_X86_64 LibreOffice_project/c28ca90fd6e1a19e189fc16c05f8f8924961e12e</meta:generator>
  </office:meta>
</office:document-meta>
</file>